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751cm" svg:y="1.554cm">
            <draw:object draw:notify-on-update-of-ranges="Sheet1.A2:Sheet1.A2 Sheet1.A3:Sheet1.A13 Sheet1.B2:Sheet1.B2 Sheet1.B3:Sheet1.B13 Sheet1.C2:Sheet1.C2 Sheet1.C3:Sheet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Primitive Root Finder</text:p>
          </table:table-cell>
          <table:covered-table-cell table:style-name="ce4"/>
          <table:covered-table-cell table:style-name="ce9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39" calcext:value-type="float">
            <text:p>39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float" office:value="46" calcext:value-type="float">
            <text:p>46</text:p>
          </table:table-cell>
          <table:table-cell table:style-name="ce9" office:value-type="float" office:value="103" calcext:value-type="float">
            <text:p>10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214" calcext:value-type="float">
            <text:p>214</text:p>
          </table:table-cell>
          <table:table-cell table:style-name="ce9"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float" office:value="210" calcext:value-type="float">
            <text:p>210</text:p>
          </table:table-cell>
          <table:table-cell table:style-name="ce9" office:value-type="float" office:value="66" calcext:value-type="float">
            <text:p>66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181" calcext:value-type="float">
            <text:p>181</text:p>
          </table:table-cell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241" calcext:value-type="float">
            <text:p>241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758" calcext:value-type="float">
            <text:p>758</text:p>
          </table:table-cell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560" calcext:value-type="float">
            <text:p>1560</text:p>
          </table:table-cell>
          <table:table-cell table:style-name="ce4" office:value-type="float" office:value="2893" calcext:value-type="float">
            <text:p>289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6" table:number-columns-spanned="3" table:number-rows-spanned="1"/>
          <table:covered-table-cell table:number-columns-repeated="2"/>
        </table:table-row>
        <table:table-row table:style-name="ro1">
          <table:table-cell table:style-name="ce7" table:number-columns-repeated="3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6" table:number-columns-spanned="3" table:number-rows-spanned="1"/>
          <table:covered-table-cell table:number-columns-repeated="2"/>
        </table:table-row>
        <table:table-row table:style-name="ro1">
          <table:table-cell table:style-name="ce7" table:number-columns-repeated="3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21:26:52.948071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21:34:53.221356295</dc:date>
    <dc:creator>Wolfgang Gaar</dc:creator>
    <meta:editing-duration>PT1H42M32S</meta:editing-duration>
    <meta:editing-cycles>13</meta:editing-cycles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5cm" svg:y="0.315cm" chart:style-name="ch2">
          <text:p>Time measurement of finding primitive roots</text:p>
        </chart:title>
        <chart:legend chart:legend-position="end" svg:x="13.527cm" svg:y="3.937cm" style:legend-expansion="high" chart:style-name="ch3"/>
        <chart:plot-area chart:style-name="ch4" table:cell-range-address="Sheet1.A2:Sheet1.C13" chart:data-source-has-labels="both" svg:x="1.324cm" svg:y="1.64cm" svg:width="11.563cm" svg:height="6.206cm">
          <chartooo:coordinate-region svg:x="2.349cm" svg:y="1.847cm" svg:width="10.538cm" svg:height="5.337cm"/>
          <chart:axis chart:dimension="x" chart:name="primary-x" chart:style-name="ch5" chartooo:axis-type="auto">
            <chartooo:date-scale/>
            <chart:title svg:x="6.77cm" svg:y="8.027cm" chart:style-name="ch6">
              <text:p>Bits</text:p>
            </chart:title>
            <chart:categories table:cell-range-address="Sheet1.A3:Sheet1.A13"/>
          </chart:axis>
          <chart:axis chart:dimension="y" chart:name="primary-y" chart:style-name="ch7">
            <chart:title svg:x="0.451cm" svg:y="5.671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13" chart:label-cell-address="Sheet1.B2:Sheet1.B2" chart:class="chart:bar">
            <chart:data-point chart:repeated="11"/>
          </chart:series>
          <chart:series chart:style-name="ch11" chart:values-cell-range-address="Sheet1.C3:Sheet1.C13" chart:label-cell-address="Sheet1.C2:Sheet1.C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3</svg:desc>
                </draw:g>
              </table:table-cell>
              <table:table-cell office:value-type="float" office:value="39">
                <text:p>39</text:p>
                <draw:g>
                  <svg:desc>Sheet1.B3:Sheet1.B13</svg:desc>
                </draw:g>
              </table:table-cell>
              <table:table-cell office:value-type="float" office:value="4">
                <text:p>4</text:p>
                <draw:g>
                  <svg:desc>Sheet1.C3:Sheet1.C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4">
                <text:p>2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3">
                <text:p>38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47">
                <text:p>8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1">
                <text:p>35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60">
                <text:p>1560</text:p>
              </table:table-cell>
              <table:table-cell office:value-type="float" office:value="2893">
                <text:p>2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